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94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pular_manually_annot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mport_short_name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isML</text:p>
          </table:table-cell>
          <table:table-cell office:value-type="string" calcext:value-type="string">
            <text:p>comments</text:p>
          </table:table-cell>
        </table:table-row>
        <table:table-row table:style-name="ro1" table:visibility="filter">
          <table:table-cell office:value-type="string" calcext:value-type="string">
            <text:p>os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s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TA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lections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ndom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on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h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kl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gpars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ging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tuptool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etim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dec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itertools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proces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sv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ttest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llib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py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cPickl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rato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RANGLE</text:p>
          </table:table-cell>
          <table:table-cell/>
          <table:table-cell office:value-type="string" calcext:value-type="string">
            <text:p>Not included as ML, as primarily for data wrangling</text:p>
          </table:table-cell>
        </table:table-row>
        <table:table-row table:style-name="ro1" table:visibility="filter">
          <table:table-cell office:value-type="string" calcext:value-type="string">
            <text:p>shutil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unctool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read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rnings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spect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tutils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shlib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o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il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prin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llib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x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mpfil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ob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socket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ltiprocessing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codedata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zip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tpars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rfil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m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ipfil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ceback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tqd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se6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s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ask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atfor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ctest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uid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m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db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topt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bc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u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e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uc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portlib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 search for “import models” reveals that in most cases this is an internal model being imported</text:p>
          </table:table-cell>
        </table:table-row>
        <table:table-row table:style-name="ro1" table:visibility="filter">
          <table:table-cell office:value-type="string" calcext:value-type="string">
            <text:p>Cyth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ingIO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ype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rno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a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urlpars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wrap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extlib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c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eepy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witter</text:p>
          </table:table-cell>
        </table:table-row>
        <table:table-row table:style-name="ro1" table:visibility="filter">
          <table:table-cell office:value-type="string" calcext:value-type="string">
            <text:p>uti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yth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v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kg_resourc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apq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jso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es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type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ck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ros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a xlink:href="https://librosa.github.io/librosa/" xlink:type="simple">https://librosa.github.io/librosa/</text:a> - python package for music and audio analysis. Includes DSP tools for FFT, etc.</text:p>
          </table:table-cell>
        </table:table-row>
        <table:table-row table:style-name="ro1" table:visibility="filter">
          <table:table-cell office:value-type="string" calcext:value-type="string">
            <text:p>goog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ot to be confused with the “google” module on pypi (unknown author), some google packages (e.g. google.protobuf) are in google namespace</text:p>
          </table:table-cell>
        </table:table-row>
        <table:table-row table:style-name="ro1">
          <table:table-cell office:value-type="string" calcext:value-type="string">
            <text:p>jie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<text:a xlink:href="https://github.com/fxsjy/jieba" xlink:type="simple">https://github.com/fxsjy/jieba</text:a> - Chinese text segmentation</text:p>
          </table:table-cell>
        </table:table-row>
        <table:table-row table:style-name="ro1" table:visibility="filter">
          <table:table-cell office:value-type="string" calcext:value-type="string">
            <text:p>httplib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p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MLPars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l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tpas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exi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g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bl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rea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s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nmatch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ython Imaging Library</text:p>
          </table:table-cell>
        </table:table-row>
        <table:table-row table:style-name="ro1" table:visibility="filter">
          <table:table-cell office:value-type="string" calcext:value-type="string">
            <text:p>st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audio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metyp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ra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te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lec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StringIO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pars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tat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mei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Pars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_uti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5p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sec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u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xm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akref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cima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mlentitydef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Profil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z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cal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cnt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hle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m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rnad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fflib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serDic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mac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_cn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Is a local module (code exists in multiple repos)</text:p>
          </table:table-cell>
        </table:table-row>
        <table:table-row table:style-name="ro1">
          <table:table-cell office:value-type="string" calcext:value-type="string">
            <text:p>Ste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Is a local module. Many implementations of Stemmers.</text:p>
          </table:table-cell>
        </table:table-row>
        <table:table-row table:style-name="ro1" table:visibility="filter">
          <table:table-cell office:value-type="string" calcext:value-type="string">
            <text:p>Cooki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board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seHTTPServ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adli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_builtin__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dioo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t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yp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rc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llib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d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u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sgiref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keniz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ception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thlib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jang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SQLdb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kguti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ature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curr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nasci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asticsear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sha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ke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i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_main__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helv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to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rmio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ex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keniz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rap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in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brows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mmy_thread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xpec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mmy_threa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s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am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ecach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euti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decod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lecm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_helper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v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<text:a xlink:href="https://www.scipy.org/scikits.html" xlink:type="simple">https://www.scipy.org/scikits.html</text:a> - add-on packages for SciPy</text:p>
          </table:table-cell>
        </table:table-row>
        <table:table-row table:style-name="ro1" table:visibility="filter">
          <table:table-cell office:value-type="string" calcext:value-type="string">
            <text:p>sre_constant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toco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ilti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entle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u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ch_recogni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put_dat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mtpli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inja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tting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autifulSou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cketsphinx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alua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pu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ixpath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set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onschem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_load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bli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uti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ycopg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asn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do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ong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g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spa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mber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ywor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dfli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loram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workx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Local module</text:p>
          </table:table-cell>
        </table:table-row>
        <table:table-row table:style-name="ro1" table:visibility="filter">
          <table:table-cell office:value-type="string" calcext:value-type="string">
            <text:p>resour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rryp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rde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d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mq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le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_version__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iliti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iste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codecs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gg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<text:a xlink:href="https://en.wikipedia.org/wiki/MeCab" xlink:type="simple">https://en.wikipedia.org/wiki/MeCab</text:a> - MeCab is an open-source text segmentation library for use with text written in the Japanese language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</text:p>
          </table:table-cell>
          <table:table-cell/>
          <table:table-cell table:style-name="ce1" office:value-type="string" calcext:value-type="string">
            <text:p>Seems to be a local module. Rather than <text:a xlink:href="https://pypi.org/project/train/" xlink:type="simple">https://pypi.org/project/train/</text:a> (A library to build and train reinforcement learning agents in OpenAI Gym environments, 0 stars)</text:p>
          </table:table-cell>
        </table:table-row>
        <table:table-row table:style-name="ro1">
          <table:table-cell office:value-type="string" calcext:value-type="string">
            <text:p>pytorch_pretrained_b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ytz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sqlite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win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stan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ypt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okieli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ockretrie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mcach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py_re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leinpu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orphy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d_pyth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edpars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ggleWord2VecUti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yptograph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men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ge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p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ENT_TYPE_FORM_URLENCODE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rkzeu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js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z_setu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Auth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git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ttex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lcomple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xgboost.readthedocs.io/en/latest/python/python_intro.html" xlink:type="simple">https://xgboost.readthedocs.io/en/latest/python/python_intro.html</text:a></text:p>
          </table:table-cell>
        </table:table-row>
        <table:table-row table:style-name="ro1" table:visibility="filter">
          <table:table-cell office:value-type="string" calcext:value-type="string">
            <text:p>loa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SS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pons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assifi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horizationEndpoi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quests_oauthli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collec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tpli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z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tf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<text:a xlink:href="https://github.com/proycon/python-frog" xlink:type="simple">https://github.com/proycon/python-frog</text:a> - Python bindings to the dutch NLP tool Frog (pos tagger, lemmatiser, NER tagger, morphological analysis, shallow parser, dependency parser) </text:p>
          </table:table-cell>
        </table:table-row>
        <table:table-row table:style-name="ro1" table:visibility="filter">
          <table:table-cell office:value-type="string" calcext:value-type="string">
            <text:p>_abcol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ac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s4p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app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2616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cal module - <text:a xlink:href="https://github.com/rohanag/StockMarketSentimentAnalysis" xlink:type="simple">https://github.com/rohanag/StockMarketSentimentAnalysis</text:a></text:p>
          </table:table-cell>
        </table:table-row>
        <table:table-row table:style-name="ro1" table:visibility="filter">
          <table:table-cell office:value-type="string" calcext:value-type="string">
            <text:p>max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br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_compi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v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tpa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a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oj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ap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TURE_RS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TURE_TYPE_AUTH_HEA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kin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es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tl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l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dfmin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TURE_TYPE_BOD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s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s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c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authli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TURE_TYPE_QUE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fi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dereddi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cop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cha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w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x_Orac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datase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yc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ogressba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fi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s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dask.org/" xlink:type="simple">https://dask.org/</text:a> - “Dask provides advanced parallelism for analytics, enabling performance at scale for the tools you love  “</text:p>
          </table:table-cell>
        </table:table-row>
        <table:table-row table:style-name="ro1" table:visibility="filter">
          <table:table-cell office:value-type="string" calcext:value-type="string">
            <text:p>data_help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TokenEndpoi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_uti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d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process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ANGLE</text:p>
          </table:table-cell>
          <table:table-cell/>
          <table:table-cell office:value-type="string" calcext:value-type="string">
            <text:p><text:a xlink:href="https://dataset.readthedocs.io/en/latest/" xlink:type="simple">https://dataset.readthedocs.io/en/latest/</text:a> - databases for lazy people (seems to be more a data managment/wrangling tool. If we include pandas, then perhaps it should also be included)</text:p>
          </table:table-cell>
        </table:table-row>
        <table:table-row table:style-name="ro1" table:visibility="filter">
          <table:table-cell office:value-type="string" calcext:value-type="string">
            <text:p>ResourceEndpoi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dge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r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TURE_HMA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GNATURE_METHOD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Parts Of Speech?</text:p>
          </table:table-cell>
        </table:table-row>
        <table:table-row table:style-name="ro1" table:visibility="filter">
          <table:table-cell office:value-type="string" calcext:value-type="string">
            <text:p>por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cod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rtif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mltodi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conv_code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ANGLE</text:p>
          </table:table-cell>
          <table:table-cell/>
          <table:table-cell office:value-type="string" calcext:value-type="string">
            <text:p><text:a xlink:href="https://www.pytables.org/" xlink:type="simple">https://www.pytables.org/</text:a> - “PyTables is a package for managing hierarchical datasets and designed to efficiently and easily cope with extremely large amounts of data”</text:p>
          </table:table-cell>
        </table:table-row>
        <table:table-row table:style-name="ro1">
          <table:table-cell office:value-type="string" calcext:value-type="string">
            <text:p>alex_a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<text:a xlink:href="https://pypi.org/project/alex_asr/" xlink:type="simple">https://pypi.org/project/alex_asr/</text:a> - Incremental speech recognition decoder for Kaldi NNET2 and GMM models.  </text:p>
          </table:table-cell>
        </table:table-row>
        <table:table-row table:style-name="ro1" table:visibility="filter">
          <table:table-cell office:value-type="string" calcext:value-type="string">
            <text:p>_winre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b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</text:p>
          </table:table-cell>
          <table:table-cell/>
          <table:table-cell office:value-type="string" calcext:value-type="string">
            <text:p><text:a xlink:href="https://seaborn.pydata.org/" xlink:type="simple">https://seaborn.pydata.org/</text:a> - seaborn: statistical data visualization¶ </text:p>
          </table:table-cell>
        </table:table-row>
        <table:table-row table:style-name="ro1" table:visibility="filter">
          <table:table-cell office:value-type="string" calcext:value-type="string">
            <text:p>sqlalchem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hinx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hinx_rtd_them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threa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hinx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ml2tex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pick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kpor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cken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d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y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rg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r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joer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tplib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t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in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nicor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ket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yr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cessTokenEndpoi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ppears to be local module. Not to be confused with <text:a xlink:href="https://pypi.org/project/learner/" xlink:type="simple">https://pypi.org/project/learner/</text:a> (learner: One learner to learn the world, no doc)</text:p>
          </table:table-cell>
        </table:table-row>
        <table:table-row table:style-name="ro1" table:visibility="filter">
          <table:table-cell office:value-type="string" calcext:value-type="string">
            <text:p>sgmlli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lenda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our_validat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ch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mlrpcli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rari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a xlink:href="https://github.com/NVIDIA/apex" xlink:type="simple">https://github.com/NVIDIA/apex</text:a> - A PyTorch Extension: Tools for easy mixed precision and distributed training in Pytorch </text:p>
          </table:table-cell>
        </table:table-row>
        <table:table-row table:style-name="ro1" table:visibility="filter">
          <table:table-cell office:value-type="string" calcext:value-type="string">
            <text:p>si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h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s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ul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</text:p>
          </table:table-cell>
          <table:table-cell/>
          <table:table-cell table:style-name="ce1" office:value-type="string" calcext:value-type="string">
            <text:p><text:a xlink:href="https://github.com/facebookresearch/visdom" xlink:type="simple">https://github.com/facebookresearch/visdom</text:a> - A flexible tool for creating, organizing, and sharing visualizations of live, rich data. Supports Torch and Numpy. </text:p>
          </table:table-cell>
        </table:table-row>
        <table:table-row table:style-name="ro1" table:visibility="filter">
          <table:table-cell office:value-type="string" calcext:value-type="string">
            <text:p>hotsho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onpick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v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pypi.org/project/leven/" xlink:type="simple">https://pypi.org/project/leven/</text:a> - Levenshtein edit distance library for Python</text:p>
          </table:table-cell>
        </table:table-row>
        <table:table-row table:style-name="ro1" table:visibility="filter">
          <table:table-cell office:value-type="string" calcext:value-type="string">
            <text:p>skima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<text:a xlink:href="https://en.wikipedia.org/wiki/Scikit-image" xlink:type="simple">https://en.wikipedia.org/wiki/Scikit-image</text:a> - Image processing for scipy. Not classified, as does not make sense to have an IMAGE processing category for an analysis of NLP/ML projects. Could potentially be classified as STAT, but this may lead to misleading results.</text:p>
          </table:table-cell>
        </table:table-row>
        <table:table-row table:style-name="ro1" table:visibility="filter">
          <table:table-cell office:value-type="string" calcext:value-type="string">
            <text:p>extra_view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ens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54277804" calcext:value-type="float">
            <text:p>542778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ku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ec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r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nder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glish_1st_fg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pitr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ckTimeou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r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2Cryp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raction_gene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ml5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alu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entet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raction_filter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tract_featur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entf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el_senti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ml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47544193" calcext:value-type="float">
            <text:p>475441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gere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sylst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26073196" calcext:value-type="float">
            <text:p>260731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sy_inst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e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y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BE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ynamic_loss_sca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rmodel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urmodel_ele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js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dM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ag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ap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blear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sm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ropbo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ragonf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d25519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n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_fea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ve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ckFail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3932246" calcext:value-type="float">
            <text:p>39322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mmlear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ste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otic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boC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r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b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yperpara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ceadd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ceweat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dits1_com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26118292" calcext:value-type="float">
            <text:p>261182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c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dit_distance_extra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mm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d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goDBI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Qt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onte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gleke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pertySe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quenc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e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pd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p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ward_backwa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cx2t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Si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puarray_shared_constru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mm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eenl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mat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equ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rm_tag_lemma_di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2char2word2sent2d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gr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gleapicli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l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henticationErr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m_par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lu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G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o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num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yQ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MyLoc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erate_streaming_test_wa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bje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ture_ma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da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nc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raseLev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d_tu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U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idf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ggleWord2VecUtility_Dheeraj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atureExtra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g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N_t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aturefor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ature_ve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ature_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ature_generator_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a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freshCli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stpar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sta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ghligh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lc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st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GIHTTP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gom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sit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ickra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askr_t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ask_c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ask_cach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up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y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ak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readyLock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eld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Lock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ake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rebirdsq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nzicon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z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l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le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dplda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cogniz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p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vGrad3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eeta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tlibExcep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c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talog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pschun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che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i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json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ub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ld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sddb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ragonflyN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nn_weight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e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pyth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manylinu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pyte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ol_from_reque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okworm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oknam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o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ke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n_lst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ueprint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rjsm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chard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b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t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n_text_train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n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n_lst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n_grap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nn4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mu_sphinx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memcach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memcach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main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oudas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im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i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crementalDeco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jkcode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ityl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frozen_import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tterbo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frozen_importlib_extern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ra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r2im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ain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stm_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ocks_extr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oc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TPSConnectionP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nericCach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ribute_cluster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ribute_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ention_lst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t_lstm_l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eroli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hocorasic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iappli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tic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if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omat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len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gu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N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gty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tkU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pindic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tba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pdi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ydb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diosour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ene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lippar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versarial_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itz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t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s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n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systemresta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entLi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lst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denMarkov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del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gra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entLoo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tter_jsonif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a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_online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ventThrea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tchg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sic_sci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selin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xpectsAxisLabe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sc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nishAf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lka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de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_pypy__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c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lor_pri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dup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cou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corat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in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bu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cnn_tr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ket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c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umbo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urcewiseTransform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vTransp3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llCorrec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lo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crementalEnco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_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y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_loa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taHelp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F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Confi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Graph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M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s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XMLRPC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v3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tribu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enceLev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nectionErr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ldi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st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l4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jfronte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egrityErr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jangul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enceSplit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tribut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epn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ssionCont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crimin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ormationSear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ttin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fly_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pendencyma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pendency_tre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p_tree_lo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nse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fusedxm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ytool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ymax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yh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dowEventWa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ve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tr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serLi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ll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llev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ll_tree_lo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ure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do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_package_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fig_module_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MAX_TEXT_LENGTH_VIA_U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F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cept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ilea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pa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MAX_URL_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mon_extraction_gene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MAX_UUID_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Bfun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lorsy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lorlo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_armando__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__future__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pyre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e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x_Free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yp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Mi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tils_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Proc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da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da_ndarra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ubrid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kin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kenizer_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tcde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sv_wri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sc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po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d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wler_reu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ck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w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untry_li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unter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eeban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uch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re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SER_AG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venshte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ual_analys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dic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bnann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tecustom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ipthough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learn_crfsu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ytt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lap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mart_op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mor_getp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nork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nowballstemm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nowboydete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ketIO_cli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undde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acy_hoo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aghett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te_pack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te_eg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te_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rvice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quence_encod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quen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rverfi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t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g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hortt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ila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ba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sq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ech_commands_data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lc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iprt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ongsmapp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domaintestmodu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ject_extrac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bqueri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k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ingpar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vm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llab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mb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m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sconfi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in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eamli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ech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rs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echrecogni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echvalle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par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re_compi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re_par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rilmc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nford_corenlp_pyth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rae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nford_corenlp_pywrapp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mm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quence_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iment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iment_mo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ource_cach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r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ust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ire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n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olve_readin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laceExp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strict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u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vto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wr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yni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ynir_corre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o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parameter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fc8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commonmar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a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ad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c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cnn_tr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cnn_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disba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dno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duc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f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gular_expres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ind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latedwidg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fc67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iment_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lf_s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an_perfor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h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ot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rap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rap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rip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mantr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p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mantria_a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maphore_directori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encepie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i_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ig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ne_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2dee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t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_chang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_sim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_weight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cel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nnl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m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m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u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pta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py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py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m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stran_nlp_a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rballfe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ndom_data_gene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ils_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tils_plo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lidat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ri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ct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g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ralhe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sual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terb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ca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cabul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sercustom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l_file_re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oken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end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toria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e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eetoken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eetstre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itterapistuf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yth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rl_fe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yp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zwhe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c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f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ttest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versal_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rpctc_pytor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rpctc_tensorflo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sab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hoo_fi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s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sgi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d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ero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gb_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mlrp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e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outube_craw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outube_sear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embere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h_wik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h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ipimpo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2vec_help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v_process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kip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2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rtcva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igh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e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deres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kia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c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2numb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ev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gu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32service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certsto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re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ee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ee_st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d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abc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templ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tweetoken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a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rou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cnn_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c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fa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from_reque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h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rc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rou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markm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sa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chelp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mpl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nsorboa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nsorboard_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rmcol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rmextr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cach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markdown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contrib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d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htm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is_u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ja_unit_tests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st_languag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r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_unide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lite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crib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poso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rch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rchvi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in_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in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form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former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form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forms_stf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forms_wa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ansi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olz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blob_ap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d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cl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i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tr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in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resho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meout_urllib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kyotyr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ny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schre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kMessageBo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nt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ken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ry_cach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linkm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ko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kupsaf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x_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xent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ximumentro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dlo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inhe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rcuri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ssages_pb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r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ric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d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di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gr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kdown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isa_tr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ce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re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reg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oku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ss_sca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stm_c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stm_s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vs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ath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xm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ymbi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gpi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_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k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imiz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nitwit_t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ssing_modu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_settin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rjo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svc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ltiword_attr_ident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nkr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pp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_math_uti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p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pipel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u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ivebayesclassifi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medtu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medtup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ash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pi4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phologiz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xu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uleap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k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m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nn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bile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el_compon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u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phoconll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grel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keylear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oton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o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fess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rphg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ader_4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ad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onrpc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tsdangero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mespa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ni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py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onfie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onre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ter_de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w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ld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ldi_argpar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ldi_i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ldigst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am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ter_en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sapi_wsg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ras_mode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stalled_pack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ertwe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le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ormix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gresdb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it_argpar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pu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sap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ernetarchiv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vok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ob_chunk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add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addr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ymarku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ras_decomposable_atten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eras_t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2to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dapur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di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ar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arning_rat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xic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xic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da_cvb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mpy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earre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kedcorp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ked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stHelp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ld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da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g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nterbasd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m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nowyourgo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mb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onl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bel_wa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gcon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c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gi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nguag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sag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tt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zylinker_ex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lin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tt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eri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r_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t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tvs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u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2ex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am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asn1_modu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bgpran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cn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crfsu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cud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d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dot_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du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fscach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p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ycopg2cff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ycop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toc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sh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Process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diction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diction_input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pa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proces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process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train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cesso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t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ttypri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ettytab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bablity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cess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pu_activat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t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ub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senti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spea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ag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orch_transform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ts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tsx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yr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pri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v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ws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1_softma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2_initial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n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nde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qtgrap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pl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inotif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ou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juli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kwalif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l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learn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libm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p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piny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ysq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nhos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nlp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notif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odb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pars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a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ta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d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mexp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mpy_imp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mpyd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mpy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auth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bjgrap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lip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mes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morfi_p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morfi_wrapp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nn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nnx_caffe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co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rmaliz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pyx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ral_networ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rtokeniz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rvanagp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rwindo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work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uralcore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ltk_data_downloa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_input_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gra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junm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l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lpdatahandl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lpn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i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inionTokeniz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i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p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g8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rasematch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cklable_iter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ehid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ny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peline_cal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ato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ist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ot_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ugi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larity_compu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_tag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r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nntreebankre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phr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angecanv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angecontr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angewidge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ssaudiod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verrid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am_ut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ed_tree_loa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cm_messages_pb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er_prepa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ersta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imonio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sing_cust_revie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rt11prob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ce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16742762" calcext:value-type="float">
            <text:p>167427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opular_manually_annotated.A1:popular_manually_annotated.E1399" table:display-filter-buttons="true" table:orientation="column">
          <table:filter>
            <table:filter-and>
              <table:filter-condition table:field-number="2" table:value="LOCAL" table:operator="=">
                <table:filter-set-item table:value="LOCAL"/>
                <table:filter-set-item table:value="ML"/>
                <table:filter-set-item table:value="NLP"/>
                <table:filter-set-item table:value="STAT"/>
                <table:filter-set-item table:value="VIS"/>
                <table:filter-set-item table:value="WRANGL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7:50:35.40887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6T17:50:49.676003311</dc:date>
    <meta:editing-duration>PT1H45M17S</meta:editing-duration>
    <meta:editing-cycles>12</meta:editing-cycles>
    <meta:document-statistic meta:table-count="1" meta:cell-count="2880" meta:object-count="0"/>
  </office:meta>
</office:document-meta>
</file>